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190d3a" officeooo:paragraph-rsid="00190d3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96868" officeooo:paragraph-rsid="0019686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73a67" officeooo:paragraph-rsid="00173a6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90d3a" officeooo:paragraph-rsid="00190d3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96868" officeooo:paragraph-rsid="00190d3a" style:font-weight-asian="normal" style:font-weight-complex="normal"/>
    </style:style>
    <style:style style:name="P6" style:family="paragraph" style:parent-style-name="Text_20_body">
      <style:text-properties officeooo:rsid="00196a3e" officeooo:paragraph-rsid="00196a3e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96a3e" officeooo:paragraph-rsid="00196a3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96a3e" officeooo:paragraph-rsid="00196a3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9d1a0" officeooo:paragraph-rsid="0019d1a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b7eb6" officeooo:paragraph-rsid="001b7eb6" style:font-weight-asian="bold" style:font-weight-complex="bold"/>
    </style:style>
    <style:style style:name="P11" style:family="paragraph" style:parent-style-name="Standard">
      <style:paragraph-properties style:line-height-at-least="0.402cm"/>
      <style:text-properties fo:color="#d4d4d4" loext:opacity="100%" style:font-name="Droid Sans Mono" fo:font-size="8.39999961853027pt" fo:font-weight="normal" fo:background-color="#1e1e1e"/>
    </style:style>
    <style:style style:name="P12" style:family="paragraph" style:parent-style-name="Standard">
      <style:paragraph-properties fo:text-align="start" style:justify-single-word="false"/>
      <style:text-properties fo:color="#d4d4d4" loext:opacity="100%" style:font-name="Droid Sans Mono" fo:font-size="8.39999961853027pt" fo:font-weight="normal" officeooo:rsid="0019d1a0" officeooo:paragraph-rsid="0019d1a0" fo:background-color="#1e1e1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b7eb6"/>
    </style:style>
    <style:style style:name="P14" style:family="paragraph" style:parent-style-name="Text_20_body" style:list-style-name="L1"/>
    <style:style style:name="P15" style:family="paragraph" style:parent-style-name="Text_20_body">
      <style:paragraph-properties fo:text-align="start" style:justify-single-word="false"/>
      <style:text-properties officeooo:paragraph-rsid="001b7eb6"/>
    </style:style>
    <style:style style:name="P16" style:family="paragraph" style:parent-style-name="Text_20_body">
      <style:text-properties fo:font-size="18pt" fo:font-weight="bold" officeooo:rsid="001cf5ff" officeooo:paragraph-rsid="001cf5ff" style:font-weight-asian="bold" style:font-weight-complex="bold"/>
    </style:style>
    <style:style style:name="P17" style:family="paragraph" style:parent-style-name="Text_20_body">
      <style:text-properties fo:font-size="18pt" fo:font-weight="bold" officeooo:rsid="001fe65a" officeooo:paragraph-rsid="001fe65a" style:font-weight-asian="bold" style:font-weight-complex="bold"/>
    </style:style>
    <style:style style:name="P18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font-size="12pt"/>
    </style:style>
    <style:style style:name="T2" style:family="text">
      <style:text-properties fo:font-size="12pt" fo:font-weight="normal" style:font-weight-asian="normal" style:font-weight-complex="normal"/>
    </style:style>
    <style:style style:name="T3" style:family="text">
      <style:text-properties fo:font-size="12pt" fo:font-weight="normal" officeooo:rsid="00196868" style:font-weight-asian="normal" style:font-weight-complex="normal"/>
    </style:style>
    <style:style style:name="T4" style:family="text">
      <style:text-properties fo:font-size="12pt" fo:font-weight="normal" officeooo:rsid="001b9c85" style:font-weight-asian="normal" style:font-weight-complex="normal"/>
    </style:style>
    <style:style style:name="T5" style:family="text">
      <style:text-properties fo:font-size="12pt" fo:font-weight="normal" officeooo:rsid="001c24db" style:font-weight-asian="normal" style:font-weight-complex="normal"/>
    </style:style>
    <style:style style:name="T6" style:family="text">
      <style:text-properties fo:font-size="12pt" officeooo:rsid="00196868"/>
    </style:style>
    <style:style style:name="T7" style:family="text">
      <style:text-properties fo:font-size="14pt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9cdcfe" loext:opacity="100%"/>
    </style:style>
    <style:style style:name="T10" style:family="text">
      <style:text-properties fo:color="#9cdcfe" loext:opacity="100%" fo:font-size="12pt"/>
    </style:style>
    <style:style style:name="T11" style:family="text">
      <style:text-properties fo:color="#ce9178" loext:opacity="100%"/>
    </style:style>
    <style:style style:name="T12" style:family="text">
      <style:text-properties fo:color="#ce9178" loext:opacity="100%" fo:font-size="12pt"/>
    </style:style>
    <style:style style:name="T13" style:family="text">
      <style:text-properties fo:color="#b5cea8" loext:opacity="100%"/>
    </style:style>
    <style:style style:name="T14" style:family="text">
      <style:text-properties fo:font-size="16pt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arning</text:p>
      <text:p text:style-name="P3"/>
      <text:p text:style-name="P1">Objective : <text:span text:style-name="T2">is to make nav bar stick to the edge of the screen when it</text:span></text:p>
      <text:p text:style-name="P4">tries to go past beyond it</text:p>
      <text:p text:style-name="P4"/>
      <text:p text:style-name="P1"><text:span text:style-name="T2">&lt;</text:span><text:span text:style-name="T3">header&gt; : tag </text:span></text:p>
      <text:p text:style-name="P1"><text:span text:style-name="T3">The </text:span><text:span text:style-name="Strong_20_Emphasis"><text:span text:style-name="T6">HTML </text:span></text:span><text:span text:style-name="Strong_20_Emphasis"><text:span text:style-name="Source_20_Text"><text:span text:style-name="T6">&lt;header&gt;</text:span></text:span></text:span><text:span text:style-name="Strong_20_Emphasis"><text:span text:style-name="T6"> element</text:span></text:span><text:span text:style-name="T3"> represents introductory content, typically a group of introductory or navigational aids. It may contain some heading elements but also a logo, a search form, an author name, and other elements.</text:span></text:p>
      <text:p text:style-name="P5"/>
      <text:p text:style-name="P2"><text:span text:style-name="T3">I</text:span><text:span text:style-name="T2">t may be important from metadata point of view of browser.</text:span></text:p>
      <text:p text:style-name="P4"/>
      <text:p text:style-name="P3"/>
      <text:p text:style-name="P7">Learning : </text:p>
      <text:p text:style-name="P6">Difference between background vs background-color</text:p>
      <text:p text:style-name="Text_20_body"><text:span text:style-name="Source_20_Text">background-color</text:span> refers to the background color</text:p>
      <text:p text:style-name="Text_20_body"><text:span text:style-name="Source_20_Text">background</text:span> is shorthand to combine many background tags into one line.</text:p>
      <text:p text:style-name="P8"/>
      <text:p text:style-name="P9">Challenge : <text:span text:style-name="T2">is to align the text of header in the centre. </text:span></text:p>
      <text:p text:style-name="P10"><text:span text:style-name="T2"/></text:p>
      <text:p text:style-name="P10"><text:span text:style-name="T2">Flex along with justify-content , text-align, align-items brought the &lt;h1&gt; tag </text:span></text:p>
      <text:p text:style-name="P10"><text:span text:style-name="T2">at center. </text:span><text:span text:style-name="T5">Above work for flex box.</text:span></text:p>
      <text:p text:style-name="P10"><text:span text:style-name="T2"/></text:p>
      <text:p text:style-name="P10"><text:span text:style-name="T2">header{</text:span></text:p>
      <text:p text:style-name="P12"><text:span text:style-name="T10">display</text:span><text:span text:style-name="T1">: </text:span><text:span text:style-name="T12">flex</text:span><text:span text:style-name="T1">;</text:span></text:p>
      <text:p text:style-name="P11"><text:span text:style-name="T9">background</text:span>: <text:span text:style-name="T11">blue</text:span>;</text:p>
      <text:p text:style-name="P11"><text:span text:style-name="T9">height</text:span>: <text:span text:style-name="T13">10em</text:span>;</text:p>
      <text:p text:style-name="P11"><text:span text:style-name="T9">justify-content</text:span>: <text:span text:style-name="T11">center</text:span>;</text:p>
      <text:p text:style-name="P11"><text:span text:style-name="T9">text-align</text:span>: <text:span text:style-name="T11">center</text:span>;</text:p>
      <text:p text:style-name="P11"><text:span text:style-name="T9">align-items</text:span>: <text:span text:style-name="T11">center</text:span>;</text:p>
      <text:p text:style-name="P10"><text:span text:style-name="T1">}</text:span></text:p>
      <text:p text:style-name="P10"><text:span text:style-name="T1"/></text:p>
      <text:p text:style-name="P13"><text:a xlink:type="simple" xlink:href="https://www.w3.org/Style/Examples/007/center.en.html" text:style-name="Internet_20_link" text:visited-style-name="Visited_20_Internet_20_Link"><text:span text:style-name="T4">https://www.w3.org/Style/Examples/007/center.en.html</text:span></text:a></text:p>
      <text:p text:style-name="P13"><text:span text:style-name="T4"/></text:p>
      <text:p text:style-name="P15"><text:span text:style-name="T4">“How do I center an element horizontally with flex again?” I wondered. Well, that was when she gave me what I think is the best shorthand way of remembering how the two work together.</text:span></text:p>
      <text:p text:style-name="Text_20_body"><text:bookmark text:name="more-268929"/>She said that <text:span text:style-name="Source_20_Text">justify-content</text:span> positions elements across the horizontal axis because the word itself is longer than <text:span text:style-name="Source_20_Text">align-items</text:span>. At first I thought this was a really silly idea but now this is how I remember it. I even used it five minutes ago when I needed to make these two quick demos:</text:p>
      <text:p text:style-name="P15"><text:span text:style-name="T4"/></text:p>
      <text:p text:style-name="P15"><text:span text:style-name="T4">So, to summarize: </text:span></text:p>
      <text:list xml:id="list2712755358" text:style-name="L1">
        <text:list-item>
          <text:p text:style-name="P18"><text:span text:style-name="Source_20_Text">justify-content</text:span>: longer word: horizontal alignment </text:p>
        </text:list-item>
        <text:list-item>
          <text:p text:style-name="P14"><text:span text:style-name="Source_20_Text">align-items</text:span>: shorter word: vertical alignment </text:p>
        </text:list-item>
      </text:list>
      <text:p text:style-name="Text_20_body"/>
      <text:p text:style-name="P16"><text:soft-page-break/>Challenge : <text:span text:style-name="T2">in nav-bar there is some vaccant space which is not covered</text:span></text:p>
      <text:p text:style-name="P16"><text:span text:style-name="T2">by button. </text:span></text:p>
      <text:p text:style-name="P16"><text:span text:style-name="T2"/></text:p>
      <text:p text:style-name="P17">Challenge : <text:span text:style-name="T2">main part make nav-bar stick on scroll.</text:span></text:p>
      <text:p text:style-name="P13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2T23:42:50.699457012</meta:creation-date>
    <dc:date>2021-02-23T23:20:52.182520210</dc:date>
    <meta:editing-duration>PT47M20S</meta:editing-duration>
    <meta:editing-cycles>10</meta:editing-cycles>
    <meta:generator>LibreOffice/7.0.4.2$Linux_X86_64 LibreOffice_project/1c5f81ee28659974774060c3fe084e73b3bd074b</meta:generator>
    <meta:document-statistic meta:table-count="0" meta:image-count="0" meta:object-count="0" meta:page-count="2" meta:paragraph-count="30" meta:word-count="265" meta:character-count="1633" meta:non-whitespace-character-count="1392"/>
  </office:meta>
</office:document-meta>
</file>